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5800000100A9FBB43EB1D7F444.png" manifest:media-type="image/png"/>
  <manifest:file-entry manifest:full-path="Pictures/10000201000002BC000001102FE292D2C9A968A3.png" manifest:media-type="image/png"/>
  <manifest:file-entry manifest:full-path="Pictures/100002010000027200000272A12A95770F5907D1.png" manifest:media-type="image/png"/>
  <manifest:file-entry manifest:full-path="Pictures/100002010000012C0000012C57829F48DB8F5D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opacity="0%" draw:textarea-horizontal-align="justify" draw:textarea-vertical-align="middle" draw:auto-grow-height="false" fo:min-height="2.592cm" fo:min-width="6.142cm" fo:padding-top="0.204cm" fo:padding-bottom="0.204cm" fo:padding-left="0.329cm" fo:padding-right="0.32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266cm" fo:min-width="1.513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1.822cm" fo:min-width="0.872cm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159cm" svg:stroke-color="#000000" draw:marker-start-width="0.438cm" draw:marker-end-width="0.438cm" draw:fill="solid" draw:fill-color="#ffcc00" draw:opacity="100%" draw:textarea-horizontal-align="justify" draw:textarea-vertical-align="middle" draw:auto-grow-height="false" fo:min-height="2.592cm" fo:min-width="6.142cm" fo:padding-top="0.204cm" fo:padding-bottom="0.204cm" fo:padding-left="0.329cm" fo:padding-right="0.329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47cm, 0cm, 1.59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84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2.3cm"/>
    </style:style>
    <style:style style:name="gr12" style:family="graphic" style:parent-style-name="standard">
      <style:graphic-properties svg:stroke-width="0.159cm" svg:stroke-color="#000000" draw:marker-start-width="0.438cm" draw:marker-end-width="0.438cm" draw:fill="solid" draw:fill-color="#009933" draw:opacity="100%" draw:textarea-horizontal-align="justify" draw:textarea-vertical-align="middle" draw:auto-grow-height="false" fo:min-height="2.592cm" fo:min-width="6.142cm" fo:padding-top="0.204cm" fo:padding-bottom="0.204cm" fo:padding-left="0.329cm" fo:padding-right="0.329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13cm, 0cm, 0cm)" draw:image-opacity="100%" style:mirror="non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2.057cm" fo:min-width="0cm"/>
    </style:style>
    <style:style style:name="gr15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cc00" draw:opacity="100%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solid" draw:fill-color="#009933" draw:opacity="100%"/>
      <style:paragraph-properties fo:text-align="center"/>
    </style:style>
    <style:style style:name="P8" style:family="paragraph">
      <style:text-properties fo:font-size="60pt" fo:letter-spacing="0.212cm" fo:font-weight="bold" style:font-size-asian="60pt" style:font-weight-asian="bold" style:font-size-complex="60pt" style:font-weight-complex="bold"/>
    </style:style>
    <style:style style:name="P9" style:family="paragraph">
      <loext:graphic-properties draw:fill="none" draw:fill-color="#ffffff"/>
      <style:text-properties fo:font-size="60pt" fo:letter-spacing="0.212cm" fo:font-weight="bold" style:font-size-asian="60pt" style:font-weight-asian="bold" style:font-size-complex="60pt" style:font-weight-complex="bold"/>
    </style:style>
    <style:style style:name="T1" style:family="text">
      <style:text-properties fo:font-size="60pt" fo:letter-spacing="0.212cm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8cm" svg:height="3cm" svg:x="3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1.03cm" svg:x="5.15cm" svg:y="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4cm" svg:height="2.1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cm" svg:height="0.3cm" svg:x="4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45cm" svg:y1="2.2cm" svg:x2="3.45cm" svg:y2="4.3cm">
          <text:p/>
        </draw:line>
        <draw:line draw:style-name="gr6" draw:text-style-name="P4" draw:layer="layout" svg:x1="3.4cm" svg:y1="2.25cm" svg:x2="4.8cm" svg:y2="2.25cm">
          <text:p/>
        </draw:line>
        <draw:line draw:style-name="gr5" draw:text-style-name="P4" draw:layer="layout" svg:x1="4.75cm" svg:y1="2.2cm" svg:x2="4.75cm" svg:y2="4.3cm">
          <text:p/>
        </draw:line>
        <draw:custom-shape draw:style-name="gr3" draw:text-style-name="P3" draw:layer="layout" svg:width="1.4cm" svg:height="2.1cm" svg:x="7.8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cm" svg:height="0.3cm" svg:x="8.7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85cm" svg:y1="2.2cm" svg:x2="7.85cm" svg:y2="4.3cm">
          <text:p/>
        </draw:line>
        <draw:line draw:style-name="gr6" draw:text-style-name="P4" draw:layer="layout" svg:x1="7.8cm" svg:y1="2.25cm" svg:x2="9.2cm" svg:y2="2.25cm">
          <text:p/>
        </draw:line>
        <draw:line draw:style-name="gr5" draw:text-style-name="P4" draw:layer="layout" svg:x1="9.15cm" svg:y1="2.2cm" svg:x2="9.15cm" svg:y2="4.3cm">
          <text:p/>
        </draw:line>
        <draw:custom-shape draw:style-name="gr7" draw:text-style-name="P5" draw:layer="layout" svg:width="6.8cm" svg:height="3cm" svg:x="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2.1cm" svg:x="3.4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cm" svg:height="0.3cm" svg:x="4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45cm" svg:y1="5.5cm" svg:x2="3.45cm" svg:y2="7.6cm">
          <text:p/>
        </draw:line>
        <draw:line draw:style-name="gr6" draw:text-style-name="P4" draw:layer="layout" svg:x1="3.4cm" svg:y1="5.55cm" svg:x2="4.8cm" svg:y2="5.55cm">
          <text:p/>
        </draw:line>
        <draw:line draw:style-name="gr5" draw:text-style-name="P4" draw:layer="layout" svg:x1="4.75cm" svg:y1="5.5cm" svg:x2="4.75cm" svg:y2="7.6cm">
          <text:p/>
        </draw:line>
        <draw:custom-shape draw:style-name="gr3" draw:text-style-name="P3" draw:layer="layout" svg:width="1.4cm" svg:height="2.1cm" svg:x="7.8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cm" svg:height="0.3cm" svg:x="8.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85cm" svg:y1="5.5cm" svg:x2="7.85cm" svg:y2="7.6cm">
          <text:p/>
        </draw:line>
        <draw:line draw:style-name="gr6" draw:text-style-name="P4" draw:layer="layout" svg:x1="7.8cm" svg:y1="5.55cm" svg:x2="9.2cm" svg:y2="5.55cm">
          <text:p/>
        </draw:line>
        <draw:line draw:style-name="gr5" draw:text-style-name="P4" draw:layer="layout" svg:x1="9.15cm" svg:y1="5.5cm" svg:x2="9.15cm" svg:y2="7.6cm">
          <text:p/>
        </draw:line>
        <draw:custom-shape draw:style-name="gr1" draw:text-style-name="P1" draw:layer="layout" svg:width="6.8cm" svg:height="3cm" svg:x="3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3cm" svg:x="3cm" svg:y="13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cm" svg:height="2.87cm" svg:x="3.8cm" svg:y="10.6cm">
          <draw:image xlink:href="Pictures/100002010000012C0000012C57829F48DB8F5D83.png" xlink:type="simple" xlink:show="embed" xlink:actuate="onLoad">
            <text:p/>
          </draw:image>
        </draw:frame>
        <draw:frame draw:style-name="gr8" draw:text-style-name="P6" draw:layer="layout" svg:width="5cm" svg:height="2.87cm" svg:x="3.8cm" svg:y="13.9cm">
          <draw:image xlink:href="Pictures/100002010000012C0000012C57829F48DB8F5D83.png" xlink:type="simple" xlink:show="embed" xlink:actuate="onLoad">
            <text:p/>
          </draw:image>
        </draw:frame>
        <draw:custom-shape draw:style-name="gr1" draw:text-style-name="P1" draw:layer="layout" svg:width="6.8cm" svg:height="3cm" svg:x="12.4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3cm" svg:x="12.4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cm" svg:height="3cm" svg:x="12.4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3cm" svg:x="12.4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8cm" svg:height="3cm" svg:x="13.4cm" svg:y="10.5cm">
          <draw:image xlink:href="Pictures/100002010000027200000272A12A95770F5907D1.png" xlink:type="simple" xlink:show="embed" xlink:actuate="onLoad">
            <text:p/>
          </draw:image>
        </draw:frame>
        <draw:frame draw:style-name="gr9" draw:text-style-name="P4" draw:layer="layout" svg:width="4.8cm" svg:height="3cm" svg:x="13.4cm" svg:y="13.8cm">
          <draw:image xlink:href="Pictures/100002010000027200000272A12A95770F5907D1.png" xlink:type="simple" xlink:show="embed" xlink:actuate="onLoad">
            <text:p/>
          </draw:image>
        </draw:frame>
        <draw:custom-shape draw:style-name="gr2" draw:text-style-name="P2" draw:layer="layout" svg:width="2.3cm" svg:height="1.03cm" svg:x="5.151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4.795cm" svg:height="1.863cm" svg:x="12.8cm" svg:y="2.637cm">
          <draw:image xlink:href="Pictures/10000201000002BC000001102FE292D2C9A968A3.png" xlink:type="simple" xlink:show="embed" xlink:actuate="onLoad">
            <text:p/>
          </draw:image>
        </draw:frame>
        <draw:custom-shape draw:style-name="gr10" draw:text-style-name="P2" draw:layer="layout" svg:width="0.5cm" svg:height="2.09cm" draw:transform="skewX (-0.296356906988637) translate (17.662cm 2.3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8cm" svg:height="0.3cm" svg:x="15.8cm" svg:y="2.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795cm" svg:height="1.863cm" svg:x="12.801cm" svg:y="5.937cm">
          <draw:image xlink:href="Pictures/10000201000002BC000001102FE292D2C9A968A3.png" xlink:type="simple" xlink:show="embed" xlink:actuate="onLoad">
            <text:p/>
          </draw:image>
        </draw:frame>
        <draw:custom-shape draw:style-name="gr10" draw:text-style-name="P2" draw:layer="layout" svg:width="0.5cm" svg:height="2.09cm" draw:transform="skewX (-0.296356906988637) translate (17.663cm 5.6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8cm" svg:height="0.3cm" svg:x="15.801cm" svg:y="5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8cm" svg:height="3cm" svg:x="3.3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3cm" svg:x="12.4cm" svg:y="21.3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332cm" svg:height="2.403cm" svg:x="13.2cm" svg:y="18.3cm">
          <draw:image xlink:href="Pictures/100002000000025800000100A9FBB43EB1D7F444.png" xlink:type="simple" xlink:show="embed" xlink:actuate="onLoad">
            <text:p/>
          </draw:image>
        </draw:frame>
        <draw:custom-shape draw:style-name="gr14" draw:text-style-name="P2" draw:layer="layout" svg:width="0.3cm" svg:height="2.307cm" draw:transform="skewX (0.379783645233966) translate (16.47cm 18.462cm)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332cm" svg:height="2.403cm" svg:x="13.2cm" svg:y="21.6cm">
          <draw:image xlink:href="Pictures/100002000000025800000100A9FBB43EB1D7F444.png" xlink:type="simple" xlink:show="embed" xlink:actuate="onLoad">
            <text:p/>
          </draw:image>
        </draw:frame>
        <draw:custom-shape draw:style-name="gr14" draw:text-style-name="P2" draw:layer="layout" svg:width="0.3cm" svg:height="2.307cm" draw:transform="skewX (0.379783645233966) translate (16.47cm 21.762cm)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4.5cm" svg:height="2.618cm" svg:x="4.4cm" svg:y="20.6cm">
          <draw:text-box>
            <text:p text:style-name="P8"><text:span text:style-name="T1">$$$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-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5:17:38.181700455</meta:creation-date>
    <dc:date>2015-11-21T15:10:19.384488145</dc:date>
    <meta:editing-duration>PT21M15S</meta:editing-duration>
    <meta:editing-cycles>8</meta:editing-cycles>
    <meta:generator>LibreOffice/5.0.3.2$Linux_X86_64 LibreOffice_project/00m0$Build-2</meta:generator>
    <meta:document-statistic meta:object-count="47"/>
  </office:meta>
</office:document-meta>
</file>